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BGCJB+TimesNewRoman" svg:font-family="LBGCJB+TimesNewRoman, 'Times New Roman'" style:font-family-generic="roman"/>
    <style:font-face style:name="LBGDHA+TimesNewRoman,Bold" svg:font-family="'LBGDHA+TimesNewRoman,Bold', 'Times New Roman'" style:font-family-generic="roman"/>
    <style:font-face style:name="LBGGGL+TimesNewRoman,Italic" svg:font-family="'LBGGGL+TimesNewRoman,Italic', 'Times New Roman'" style:font-family-generic="roman"/>
    <style:font-face style:name="Tahoma"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2" style:master-page-name="Standard">
      <style:paragraph-properties fo:text-align="center" style:justify-single-word="false"/>
    </style:style>
    <style:style style:name="P2" style:family="paragraph" style:parent-style-name="Standard" style:list-style-name="WW8Num15"/>
    <style:style style:name="P3" style:family="paragraph" style:parent-style-name="Standard" style:list-style-name="WW8Num15">
      <style:text-properties style:font-name="LBGCJB+TimesNewRoman"/>
    </style:style>
    <style:style style:name="P4" style:family="paragraph" style:parent-style-name="Standard" style:list-style-name="WW8Num15">
      <style:text-properties fo:font-weight="bold" style:font-weight-asian="bold"/>
    </style:style>
    <style:style style:name="T1" style:family="text">
      <style:text-properties style:font-name="LBGGGL+TimesNewRoman,Italic" fo:font-style="italic" style:font-style-asian="italic"/>
    </style:style>
    <style:style style:name="T2" style:family="text">
      <style:text-properties style:font-name="LBGCJB+TimesNewRoman"/>
    </style:style>
    <style:style style:name="T3" style:family="text">
      <style:text-properties style:font-name="LBGCJB+TimesNewRoman"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letter-spacing="-0.002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OPE FOUNDATION BY LAWS</text:p>
      <text:p text:style-name="Standard"/>
      <text:list text:style-name="WW8Num15">
        <text:list-item>
          <text:p text:style-name="P2"><text:bookmark-start text:name="_Ref525035841"/>Purposes.<text:bookmark-end text:name="_Ref525035841"/><text:line-break/></text:p>
          <text:list>
            <text:list-item>
              <text:p text:style-name="P2">The Zope technology is a high-quality, vendor-neutral, open software development platform supplying frameworks and exemplary, extensible tools released under the Zope Public License (the “Zope Platform”).<text:line-break/></text:p>
            </text:list-item>
            <text:list-item>
              <text:p text:style-name="P2">The purpose of Zope Foundation, Inc. (the “Zope Foundation”), is to advance the creation, evolution, promotion, adoption and support of the Zope Platform and to cultivate both an open source community and an ecosystem of complementary products, capabilities, and services. <text:s/>The Zope Foundation may solicit, receive and maintain, invest and re-invest funds of real and personal property and to contribute its income and so much of the principal, in and as deemed advisable for the purposes above. <text:s/>The Zope Foundation may pursue interests in publishing and education to the extent these activities support the Zope Platform. <text:line-break/></text:p>
            </text:list-item>
            <text:list-item>
              <text:p text:style-name="P2">The Zope Foundation is formed exclusively as a non-profit charitable association, as set out in section 501 (c) (3) of the Internal Revenue Code (the “Code”).<text:line-break/></text:p>
            </text:list-item>
          </text:list>
        </text:list-item>
        <text:list-item>
          <text:p text:style-name="P2">Registered Offices and Agents.<text:line-break/></text:p>
          <text:list>
            <text:list-item>
              <text:p text:style-name="P2">The address of the initial registered office in the State of Delaware and the name of the initial registered agent of the corporation at such address are set forth in the Certificate of Incorporation.<text:line-break/></text:p>
            </text:list-item>
            <text:list-item>
              <text:p text:style-name="P2">The corporation may, from time to time, designate a different address as its registered office or a different person as its registered agent, or both; provided, however, that such designation shall become effective upon the filing of a statement of such change with the Secretary of State of the State of Delaware as is required by law. <text:line-break/></text:p>
            </text:list-item>
            <text:list-item>
              <text:p text:style-name="P2">The Corporation may also have offices at such other places within or without the State of Delaware as the Board (“Board”) may from time to time determine or the business of the Corporation may require. <text:line-break/></text:p>
            </text:list-item>
          </text:list>
        </text:list-item>
        <text:list-item>
          <text:p text:style-name="P2">Board.<text:line-break/></text:p>
          <text:list>
            <text:list-item>
              <text:p text:style-name="P2">General. <text:s/>The business and technical affairs of the Zope Foundation shall be managed by or under the direction of the Board. <text:s/>The Board shall also be empowered to adopt rules and regulations governing the action of the Board and the Zope Foundation, generally, and to allocate, distribute and/or pay out the moneys received by the Zope Foundation from time to time, subject to section 501(c)(6) and other applicable provisions of the Code, the provisions of the General Corporation Law of the State of Delaware, and the approval of the Membership At-Large with respect to Section <text:bookmark-ref text:reference-format="chapter" text:ref-name="_Ref523994455"/>, as applicable.<text:line-break/></text:p>
            </text:list-item>
            <text:list-item>
              <text:p text:style-name="P2">Number of Directors. The number of directors constituting the whole Board shall be subject to adjustment from time to time based upon the composition requirements set forth in Section <text:bookmark-ref text:reference-format="chapter" text:ref-name="_Ref523994501"/> below with respect to Member representation on the Board, but shall in no event be less than one (1) director. <text:line-break/></text:p>
            </text:list-item>
            <text:list-item>
              <text:p text:style-name="P2"><text:bookmark-start text:name="_Ref523994501"/>Composition of the Board. <text:s/>Members of the Board shall be appointed or elected, as applicable, in the following manner:<text:bookmark-end text:name="_Ref523994501"/><text:line-break/></text:p>
              <text:list>
                <text:list-item>
                  <text:p text:style-name="P2"><text:bookmark-start text:name="_Ref525119312"/><text:bookmark-start text:name="_Ref523994637"/>Strategic Developers. <text:s/>Each Strategic Developer Member (as defined in Section <text:bookmark-ref text:reference-format="chapter" text:ref-name="_Ref523994530"/> below) shall be entitled to appoint one (1) representative to the Board (a “Strategic Developer Director”), <text:span text:style-name="T1">provided that,</text:span> such representative must be an employee, officer, or director of the nominating Strategic Developer Member in order to be eligible to serve as a Strategic Developer Director. <text:s/>Upon the termination of the membership of a Strategic Developer Member pursuant to Section <text:bookmark-ref text:reference-format="chapter" text:ref-name="_Ref523994599"/>, any Strategic Developer Director nominated by such Strategic Developer Member shall be removed from the Board immediately therewith.<text:bookmark-end text:name="_Ref523994637"/> <text:s/>The provisions of this Section <text:bookmark-ref text:reference-format="chapter" text:ref-name="_Ref523994637"/> may not be amended without the unanimous consent of the Strategic Developer Members in addition to any and all other requirements including, but not limited to, the voting requirements of Section <text:bookmark-ref text:reference-format="chapter" text:ref-name="_Ref523994780"/> and Section <text:bookmark-ref text:reference-format="chapter" text:ref-name="_Ref523994793"/> for amendment of these Bylaws set forth herein.<text:bookmark-end text:name="_Ref525119312"/><text:line-break/></text:p>
                </text:list-item>
                <text:list-item>
                  <text:p text:style-name="P2"><text:bookmark-start text:name="_Ref523995351"/>Strategic Consumers. <text:s/>Each Strategic Consumer Member (as defined in Section <text:bookmark-ref text:reference-format="chapter" text:ref-name="_Ref523994872"/> below) shall be entitled to appoint one (1) representative to the Board (a “Strategic Consumer Director”), <text:span text:style-name="T1">provided that,</text:span> such representative must be an employee, officer, or director of the nominating Strategic Consumer Member in order to be eligible to serve as a Strategic Consumer Director. <text:s/>Upon the termination of the membership of a Strategic Consumer Member pursuant to Section <text:bookmark-ref text:reference-format="chapter" text:ref-name="_Ref523994599"/>, any Strategic Consumer Director nominated by such Strategic Consumer Member shall be removed from the Board immediately therewith. <text:s/>The provisions of this Section <text:bookmark-ref text:reference-format="chapter" text:ref-name="_Ref523995351"/> may not be amended without the unanimous consent of the Strategic Consumer Members in addition to any and all other requirements including, but not limited to, the voting requirements of Section <text:bookmark-ref text:reference-format="chapter" text:ref-name="_Ref523994780"/> and Section <text:bookmark-ref text:reference-format="chapter" text:ref-name="_Ref523994793"/> for amendment of these Bylaws set forth herein.<text:bookmark-end text:name="_Ref523995351"/><text:bookmark-start text:name="_Ref525093103"/><text:line-break/></text:p>
                </text:list-item>
                <text:list-item>
                  <text:p text:style-name="P2"><text:bookmark-start text:name="_Ref525119601"/>Committer Member. <text:s/>Committer Members (as defined in Section <text:bookmark-ref text:reference-format="chapter" text:ref-name="_Ref523995420"/> below), as a class, shall be entitled to elect the same number of Directors (“Committer Directors”) as have been appointed by Strategic Developer Members. <text:s/>In no event shall Committer Members be entitled to elect less than one (1) Committer Director. <text:s/><text:span text:style-name="T2"><text:s/>The Committer Director or Committer Directors shall represent the entire Committer class of Members. <text:s/>Only Committer Members are eligible to serve as Committer Directors. Committer Director seats shall be filled via annual at-large elections by the Committer Members using the Single Transferable Vote process. <text:s/>“</text:span><text:span text:style-name="T3">Single Transferable Vote</text:span><text:span text:style-name="T2">” means a voting process under which each person entitled to vote, as applicable, shall be entitled to cast numbered preference votes for as many candidates as </text:span>there are open positions allocated by such persons<text:span text:style-name="T2">. Votes that are not needed to elect a candidate and votes for candidates who do not receive enough votes to be elected are transferred in accordance with the preferences of each voter. The Executive Director (as described in Article V below) and the Zope Management Organization (as described in Article VII below) shall be responsible for establishing policies and procedures to implement the Single Transferable Vote process for the Zope Foundation.</text:span><text:bookmark-end text:name="_Ref525093103"/><text:bookmark-end text:name="_Ref525119601"/><text:span text:style-name="T2"> <text:line-break/></text:span></text:p>
                </text:list-item>
                <text:list-item>
                  <text:p text:style-name="P2"><text:bookmark-start text:name="_Ref525093105"/><text:span text:style-name="T2">Solution Provider Member. <text:s/>Solution Provider Members (as defined in Section </text:span><text:span text:style-name="T2"><text:bookmark-ref text:reference-format="chapter" text:ref-name="_Ref525031642"/></text:span><text:span text:style-name="T2"> below), as a class, shall be entitled to elect one (1) Director (“Solution Provider Directors”) for every three (3) Strategic Developer Directors then seated on the Board. <text:s/>In no event shall Solution Provider Members be entitled to elect less than one (1) Solution Provider Director. <text:s/>The Solution Provider Director(s) shall represent the entire Solution Provider class of Members. <text:s/>Only Solution Providers are eligible to serve as Solution Provider Directors. <text:s/>Solution Provider Director seats shall be filled via annual at-large elections by the Solution Provider Members using the Single Transferable Vote process.</text:span><text:bookmark-end text:name="_Ref525093105"/><text:span text:style-name="T2"><text:line-break/></text:span></text:p>
                </text:list-item>
                <text:list-item>
                  <text:p text:style-name="P2"><text:bookmark-start text:name="_Ref525093106"/>Associate Member. <text:s/>Associate Members (as defined in Section <text:bookmark-ref text:reference-format="chapter" text:ref-name="_Ref524082904"/> below), as a class, shall be entitled to elect one (1) Associate Director. The Associate Director<text:span text:style-name="T2"> seat shall be filled via annual at-large elections by the Associate Members using the Single Transferable Vote process.</text:span><text:bookmark-end text:name="_Ref525093106"/><text:line-break/></text:p>
                </text:list-item>
              </text:list>
            </text:list-item>
            <text:list-item>
              <text:p text:style-name="P2"><text:bookmark-start text:name="_Ref525036617"/>Zope Corporation: <text:s/>Zope Corporation (or its successors or assigns) shall be entitled to appoint one (1) Director in addition to any appointments or elections to which it might be entitled by virtue of other Foundation participation (e.g., Strategic Developer Membership). <text:s/>Zope Corporation (or its successor or assigns) may, in its sole discretion, irreversibly surrender this right at any time by giving written notice to the Zope Foundation.<text:bookmark-end text:name="_Ref525036617"/><text:line-break/></text:p>
            </text:list-item>
            <text:list-item>
              <text:p text:style-name="P2">A director shall be deemed to be in Good Standing, and thus eligible to vote on issues coming before the Board, if the director has attended (in person or telephonically) a minimum of three (3) of the last four (4) Board meetings (if there have been at least four meetings), unless such absence has been approved by the Chairman of the Board (as defined in Section <text:bookmark-ref text:reference-format="chapter" text:ref-name="_Ref525034426"/>), in his or her reasonable discretion. <text:s/>Strategic Developer Members and Strategic Consumer Members may replace their representative on the Board at any time by providing written notice to the Secretary of the Zope Foundation, as defined in Section <text:bookmark-ref text:reference-format="chapter" text:ref-name="_Ref525035284"/> (the “<text:span text:style-name="T4">Secretary</text:span>”). In the event a Board member is unavailable to attend or participate in a meeting of the Board, he or she may send a representative and may vote by proxy, which shall be included in determining whether the director is in Good Standing. <text:s/>A director shall be immediately removed from the Board upon the termination of the membership of such director’s Member organization in accordance with Section <text:bookmark-ref text:reference-format="chapter" text:ref-name="_Ref523994599"/>. <text:line-break/></text:p>
            </text:list-item>
            <text:list-item>
              <text:p text:style-name="P3">All directors shall hold office until their respective successors are appointed or elected, as applicable. <text:s/>There shall be no prohibition on re-election or re-designation of any director following the completion of that director’s term of office. <text:line-break/></text:p>
              <text:list>
                <text:list-item>
                  <text:p text:style-name="P2"><text:span text:style-name="T4">Strategic Developer; Consumer Directors</text:span>. Strategic Developer Directors and Strategic Consumer Directors shall serve in such capacity until the earlier of their removal by their respective appointing Member organization or as otherwise provided for in these Bylaws. <text:line-break/></text:p>
                </text:list-item>
                <text:list-item>
                  <text:p text:style-name="P2"><text:span text:style-name="T4">Solution Provider Directors; Committer Directors; Associate Director</text:span>. Solution Provider Directors, Committer Directors, and the Associate Director shall each serve one-year terms and shall be elected to serve until the next annual meeting and until their respective successors are elected and qualified, or as otherwise provided for in these Bylaws. Procedures governing elections of Solution Provider Directors, Committer Directors, and the Associate Director may be established pursuant to resolutions of the Board <text:span text:style-name="T1">provided that</text:span> such resolutions are not inconsistent with any provision of these Bylaws or the Certificate of Incorporation of the Zope Foundation. <text:line-break/></text:p>
                </text:list-item>
              </text:list>
            </text:list-item>
            <text:list-item>
              <text:p text:style-name="P2">All meetings of the Board may be held at any place within or without the State of Delaware that has been designated from time to time by resolution of the Board or by the written notice of the Chairman of the Board, as defined in <text:bookmark-ref text:reference-format="chapter" text:ref-name="_Ref525034426"/>.<text:line-break/></text:p>
            </text:list-item>
            <text:list-item>
              <text:p text:style-name="P2"><text:bookmark-start text:name="_Ref525035589"/>The Chairman will schedule regular and (as applicable) special meetings of the Board. No Board meeting will be deemed to have been validly held unless the Chairman provided notice of same to each of the directors at least thirty (30) calendar days prior to such meeting, which notice will identify all potential actions to be undertaken by the Board at the Board meeting. <text:s/>Each Director may waive the notice requirements of this paragraph with written notice to the Chairman in advance of the meeting. <text:s/>No director will be intentionally excluded from Board meetings and all directors shall receive notice of the meeting as specified above; however, Board meetings need not be delayed or rescheduled merely because one or more of the directors cannot attend or participate so long as at least a quorum of the Board (as defined in Section <text:bookmark-ref text:reference-format="chapter" text:ref-name="_Ref525035520"/>) is represented at the Board meeting. <text:s/>Electronic voting shall be permitted in conjunction with any and all meetings of the Board (including Special Meetings as set forth in <text:bookmark-ref text:reference-format="chapter" text:ref-name="_Ref525035550"/> below) the subject matter of which requires a vote of the Board to be delayed until each such director in attendance thereat has conferred with his or her respective Member organization as set forth in Section <text:bookmark-ref text:reference-format="chapter" text:ref-name="_Ref525035686"/>.<text:bookmark-end text:name="_Ref525035589"/> <text:line-break/></text:p>
            </text:list-item>
            <text:list-item>
              <text:p text:style-name="P2"><text:bookmark-start text:name="_Ref525035550"/>Special meetings of the Board for any purpose or purposes may be called at any time by the Chairman or by fifty percent (50%) or more of the directors then in Good Standing and notice of such special meeting shall be given to all of the directors in accordance with Section <text:bookmark-ref text:reference-format="chapter" text:ref-name="_Ref525035589"/> above.<text:bookmark-end text:name="_Ref525035550"/> <text:line-break/></text:p>
            </text:list-item>
            <text:list-item>
              <text:p text:style-name="P2"><text:bookmark-start text:name="_Ref523994780"/>Action by the Board. No action may be taken or approved by the Board that is outside the stated purpose of the Zope Foundation as set forth in Section <text:bookmark-ref text:reference-format="chapter" text:ref-name="_Ref525035841"/>. <text:s/><text:span text:style-name="T4"><text:s/></text:span>Except as provided herein, the Board may undertake an action only if it was identified by the Chairman in a Board Meeting notice or otherwise identified in a notice of special meeting and approved by the requisite number of directors as described below:<text:bookmark-end text:name="_Ref523994780"/> <text:line-break/></text:p>
              <text:list>
                <text:list-item>
                  <text:p text:style-name="P2"><text:bookmark-start text:name="_Ref525092510"/>Simple Majority Required. For all other actions not specified by Sections <text:bookmark-ref text:reference-format="chapter" text:ref-name="_Ref525035903"/> and <text:bookmark-ref text:reference-format="chapter" text:ref-name="_Ref525035904"/>, and for which the Board has authority to take within the stated purpose of the Zope Foundation as set forth in Section <text:bookmark-ref text:reference-format="chapter" text:ref-name="_Ref525035841"/>, such actions must be approved by no less than a simple majority of those directors in Good Standing represented at a Board meeting at which a quorum is present. <text:s/>Such actions requiring a simple majority vote include, but are not limited to, <text:s/>(i) approving a release plan for the Zope Platform; (ii) approving any and all officer and staff compensation packages; (iii) approving the Board’s regular meeting schedule; (iv) confirming the Chairman’s appointments to Standing Committees (as defined in Section <text:bookmark-ref text:reference-format="chapter" text:ref-name="_Ref525036057"/>); (v) appointing Board Committees (as defined in Section <text:bookmark-ref text:reference-format="chapter" text:ref-name="_Ref525036088"/>); (vi) approving promotion plans of the Zope Management Organization (specified in Section <text:bookmark-ref text:reference-format="chapter" text:ref-name="_Ref525091861"/>) or any Membership At-Large committee (specified in Section <text:bookmark-ref text:reference-format="chapter" text:ref-name="_Ref525091883"/>); and (vii) creating new Top Level Projects and Project Management Committees (as described in Section <text:bookmark-ref text:reference-format="chapter" text:ref-name="_Ref525091911"/>) that are consistent with the purposes of the Zope Foundation as set forth in Section <text:bookmark-ref text:reference-format="chapter" text:ref-name="_Ref525035841"/>.<text:bookmark-end text:name="_Ref525092510"/><text:line-break/></text:p>
                </text:list-item>
                <text:list-item>
                  <text:p text:style-name="P2"><text:bookmark-start text:name="_Ref525035903"/>Unanimous Consent Required. For actions (i) amending the terms of the Zope Public License (the “<text:span text:style-name="T4">ZPL</text:span>”) to include copyleft provisions, (ii) amending the terms of Section <text:bookmark-ref text:reference-format="chapter" text:ref-name="_Ref525035841"/> of these ByLaws, (iii) amending the terms of Section <text:bookmark-ref text:reference-format="chapter" text:ref-name="_Ref525036617"/> of these ByLaws, and/or (iv) regarding the use of a contribution or distribution under a license other than the ZPL (subject to the exceptions set forth in the Zope Foundation Intellectual Property Policy (“<text:span text:style-name="T4">IP Policy</text:span>”) which cover contributions that may not be licensable under the terms of the ZPL), any such actions must be approved by all directors in Good Standing represented at a Board meeting at which a quorum is present.<text:bookmark-end text:name="_Ref525035903"/> <text:line-break/></text:p>
                </text:list-item>
                <text:list-item>
                  <text:p text:style-name="P2"><text:bookmark-start text:name="_Ref525035904"/>Super-majority Consent Required. For actions, (i) approving or changing the name of the Zope Foundation or the Zope Platform; (ii) selecting standards organizations through which to standardize Zope Application Programming Interfaces (APIs); (iii) amending the Membership Agreement; (iv) except for actions specified in Section <text:bookmark-ref text:reference-format="chapter" text:ref-name="_Ref525035903"/> as they relate to amending the Bylaws, amending these Bylaws or the Certificate of Incorporation of the Zope Foundation, (v) terminating a Member’s Agreement in accordance with its terms; (vii) approving changes to the Zope Development Process as described in Section <text:s/><text:bookmark-ref text:reference-format="chapter" text:ref-name="_Ref525091911"/> (viii) approving the appointment of a Project Management Committee lead when, at the time of approval, the appointment of that lead would result in more than fifty percent (50%) of the Project Management Committee leads being employees, consultants, officers or directors of the same company; (ix) approving changes to annual Member contribution requirements (Membership Fees and development resources if applicable), (x) selecting outside legal counsel; (xi) entering into any formal affiliation with another organization; and (xii) approving changes to the IP Policy; (xiii) amending the terms of the ZPL that do not introduce copyleft provisions; <text:s/>such actions must be approved by no less than two-thirds (2/3) of the directors in Good Standing represented at a Board meeting at which a quorum is present.<text:bookmark-end text:name="_Ref525035904"/> <text:line-break/></text:p>
                </text:list-item>
                <text:list-item>
                  <text:p text:style-name="P2">Action Without Meeting<text:span text:style-name="T5">.</text:span> <text:s/>Any action required or permitted to be taken by the Board at a meeting may be taken without a meeting if all of the directors in Good Standing shall consent in writing to such action. <text:s/>The action shall be evidenced by one or more written consents describing the action taken, signed by each director, and included in the minutes or filed with the corporate records reflecting the action taken. <text:s/>Any action taken hereunder shall be effective upon the receipt of the written consent of all of the directors in Good Standing for approval of the action under consideration. <text:s/>Electronic voting shall be permitted in conjunction with the solicitation of written consents as set forth in Section <text:bookmark-ref text:reference-format="chapter" text:ref-name="_Ref525092394"/>.<text:line-break/></text:p>
                </text:list-item>
                <text:list-item>
                  <text:p text:style-name="P2">Requisite Membership Approval.<text:span text:style-name="T5"> <text:s/></text:span>To the extent required by Section <text:bookmark-ref text:reference-format="chapter" text:ref-name="_Ref523994455"/> herein, certain actions approved by the Board in connection with Sections <text:bookmark-ref text:reference-format="chapter" text:ref-name="_Ref525092510"/>, <text:bookmark-ref text:reference-format="chapter" text:ref-name="_Ref525035903"/>, and <text:bookmark-ref text:reference-format="chapter" text:ref-name="_Ref525035904"/> must thereafter be presented to, and approved by, the Membership At-Large prior to implementation by the Zope Foundation.<text:line-break/></text:p>
                </text:list-item>
                <text:list-item>
                  <text:p text:style-name="P2">Telephonic Meetings. <text:s/>Directors may participate in a regular or special meeting by, or conduct the meeting through, use of any means of communication by which all directors participating may simultaneously hear each other during the meeting. A director participating in a meeting by this means is deemed to be present in person at the meeting.<text:line-break/></text:p>
                </text:list-item>
              </text:list>
            </text:list-item>
            <text:list-item>
              <text:p text:style-name="P2"><text:bookmark-start text:name="_Ref525035520"/>Quorum.<text:bookmark-end text:name="_Ref525035520"/><text:line-break/></text:p>
              <text:list>
                <text:list-item>
                  <text:p text:style-name="P2">Unless otherwise provided herein, a simple majority of the directors in Good Standing shall be necessary to constitute a quorum for the transaction of business, except that when the number of directors constituting the Board shall be an even number, one-half of the directors in Good Standing shall constitute a quorum.<text:line-break/></text:p>
                </text:list-item>
                <text:list-item>
                  <text:p text:style-name="P2">A majority of the directors present; whether or not a quorum is present, may adjourn any meeting to another time and place. <text:line-break/></text:p>
                </text:list-item>
              </text:list>
            </text:list-item>
            <text:list-item>
              <text:p text:style-name="P2">Voting; Electronic Voting. <text:line-break/></text:p>
              <text:list>
                <text:list-item>
                  <text:p text:style-name="P2">General.<text:span text:style-name="T5"> </text:span>Each director in Good Standing shall be entitled to one (1) vote on each matter submitted to a vote of the Board.<text:line-break/></text:p>
                </text:list-item>
                <text:list-item>
                  <text:p text:style-name="P2">Electronic Voting. Electronic voting may be used in connection with both meetings of the Board and the solicitation of written consents as follows:<text:line-break/></text:p>
                  <text:list>
                    <text:list-item>
                      <text:p text:style-name="P2"><text:bookmark-start text:name="_Ref525035686"/>Meetings.<text:span text:style-name="T5"> </text:span>For purposes of soliciting electronic votes in connection with a meeting of the Board at which a quorum was present, the requisite number of votes that would have been required at such meeting to pass an action shall be required to pass an action via this electronic voting provision. <text:s/>Only those directors in attendance of the meeting shall be permitted to vote with respect to this Section <text:bookmark-ref text:reference-format="chapter" text:ref-name="_Ref525035686"/>. The deadline for receipt of electronic votes with respect to any such vote shall be no sooner than two (2) weeks from the date of the meeting, as announced prior to adjournment of such meeting.<text:bookmark-end text:name="_Ref525035686"/><text:line-break/></text:p>
                    </text:list-item>
                    <text:list-item>
                      <text:p text:style-name="P2"><text:bookmark-start text:name="_Ref525092394"/>Action Without Meeting<text:span text:style-name="T5">. </text:span>For purposes of taking action without a meeting, solicitation via electronic balloting and voting shall be permitted hereunder. <text:s/>Such procedure shall be initiated by the electronic distribution of ballots and all related materials for consideration by the Board to all of the directors in Good Standing at the time of such distribution. <text:s/>Thereafter, such directors shall be permitted to cast their votes electronically in response to the distributed ballots. <text:s/>The deadline for receipt of such electronic votes cast by the directors shall be no less than two (2) weeks from the date of mailing of the balloting materials, as set forth therein.<text:bookmark-end text:name="_Ref525092394"/> The foregoing notwithstanding, the Directors attending a meeting for which a vote is solicited may, by unanimous vote during the meeting, reduce the minimum time for the return of ballots.<text:line-break/></text:p>
                    </text:list-item>
                  </text:list>
                </text:list-item>
              </text:list>
            </text:list-item>
            <text:list-item>
              <text:p text:style-name="P2">Reimbursement. Directors and members of Board Committees (as defined in Section <text:bookmark-ref text:reference-format="chapter" text:ref-name="_Ref525036088"/>) may receive such reimbursement for expenses as may be fixed or determined by resolution of the Board; <text:span text:style-name="T1">provided that,</text:span> such reimbursement for expenses shall be reasonable and shall be comparable to reimbursements paid by unaffiliated entities for a like expense.<text:line-break/></text:p>
            </text:list-item>
            <text:list-item>
              <text:p text:style-name="P2"><text:bookmark-start text:name="_Ref525092704"/>Standard of Conduct. A director shall discharge the duties of a director, including duties as a member of any Board Committee upon which the director may serve, in good faith, with the care an ordinarily prudent person in a like position would exercise under similar circumstances. <text:s/>In discharging the duties of a director, a director shall be entitled to rely on information, opinions, reports or statements, including financial statements and other financial data, in each case if prepared or presented by: (a) one or more officers or employees of the Zope Foundation whom the director reasonably believes to be reliable and competent in the matters presented; (b) legal counsel, public accountants or other persons as to matters the director reasonably believes are within the person’s professional or expert competence; or (c) a Board Committee as to matters within the Board Committee’s jurisdiction, if the director reasonably believes the Board Committee merits confidence. A director is not acting in good faith if the director has knowledge concerning the matter in question that makes reliance otherwise permitted in this Section <text:bookmark-ref text:reference-format="chapter" text:ref-name="_Ref525092704"/> unwarranted.<text:bookmark-end text:name="_Ref525092704"/><text:line-break/></text:p>
            </text:list-item>
            <text:list-item>
              <text:p text:style-name="P2">Resignation and Removal.<text:line-break/></text:p>
              <text:list>
                <text:list-item>
                  <text:p text:style-name="P2">Resignation. Any director may resign at any time by giving written notice to the Board or the Executive Director and the acceptance of the resignation shall not be necessary to make it effective. A resignation is effective upon the date provided for in the notice. <text:s/>If no effective date is provided in the notice the resignation shall be effective as of its receipt by the Board or Executive Director. <text:s/>Once delivered, a notice of resignation is irrevocable unless permitted to be withdrawn by the Board prior to its effectiveness.<text:line-break/></text:p>
                </text:list-item>
                <text:list-item>
                  <text:p text:style-name="P2"><text:bookmark-start text:name="_Ref525092745"/>Removal for Cause. Any director may be removed “For Cause” at a meeting called for that purpose. <text:s/>For the purposes of this Section <text:bookmark-ref text:reference-format="chapter" text:ref-name="_Ref525092745"/>, “For Cause” shall mean when any director has been (i) declared of unsound mind by a final order of court, (ii) convicted of a felony, or (iii) found by the Board to have breached any duty arising under these Bylaws or the Certificate of Incorporation of the Zope Foundation. <text:s/>Such director may only be removed “For Cause” after the affirmative vote of a simple majority of the directors in Good Standing (exclusive of the director facing removal) represented at a Board meeting at which a quorum is present<text:span text:style-name="T5">.</text:span><text:bookmark-end text:name="_Ref525092745"/><text:span text:style-name="T5"> <text:line-break/></text:span></text:p>
                </text:list-item>
                <text:list-item>
                  <text:p text:style-name="P2">Removal without Cause. Any Solution Provider Director, Associate Director or Committer Director, as applicable, may be removed without cause at a special meeting called for that purpose by the members of the class that appointed such director. <text:s/>Such director(s) may be removed hereunder only by the affirmative vote of two-thirds (2/3) of the members of the class that appointed such director represented at a special meeting at which a quorum is present. <text:s/>Strategic Developer Directors and Strategic Consumer Directors may only be removed without cause by their respective appointer Member organizations. <text:s/>Such a removal of Strategic Developer Directors and Strategic Consumer Directors do not require the approval of the Board. <text:line-break/></text:p>
                </text:list-item>
                <text:list-item>
                  <text:p text:style-name="P2">Removal for Dues Delinquent. With respect to Strategic Developer Directors and Strategic Consumer Directors, in the event the Member appointing such director is in Default or Dues Delinquent (as set forth in Section <text:bookmark-ref text:reference-format="chapter" text:ref-name="_Ref525092900"/> hereof), such director shall be removed from the Board, without further action by the Board or the Membership At-Large.<text:line-break/></text:p>
                </text:list-item>
                <text:list-item>
                  <text:p text:style-name="P2">Vacancies. A vacancy or vacancies shall be deemed to exist (i) in the case of the death or the resignation or removal of any director (ii) if the authorized number of directors is increased without election or appointment, as applicable, of the additional directors so provided for; or (iii) in the case of failure at any time to elect or appoint, as applicable, the full number of authorized directors. <text:s/>Any vacancy of a Board seat appointed by a Strategic Developer Member or Strategic Consumer Member shall be filled within three (3) weeks of the vacancy by the Member whose Board seat has been vacated. A vacancy of a Board seat held by a Committer Director, Solution Provider Director, or the Associate Director shall be filled by the Board appointing a director from nominees proffered by the members of such class until the next annual election as specified in Section <text:bookmark-ref text:reference-format="chapter" text:ref-name="_Ref525093103"/>, <text:bookmark-ref text:reference-format="chapter" text:ref-name="_Ref525093105"/>, and <text:bookmark-ref text:reference-format="chapter" text:ref-name="_Ref525093106"/>. <text:s/>In no event shall the failure of any Member or class of members to elect or appoint, as applicable, a new director to such vacant Board seat prohibit the Board from meeting and conducting business. <text:line-break/></text:p>
                </text:list-item>
              </text:list>
            </text:list-item>
          </text:list>
        </text:list-item>
        <text:list-item>
          <text:p text:style-name="P2">Committees of the Board.<text:line-break/></text:p>
          <text:list>
            <text:list-item>
              <text:p text:style-name="P2"><text:bookmark-start text:name="_Ref525036057"/>Standing Committees. The Board shall have two (2) standing committees (each, a “<text:span text:style-name="T4">Standing Committee</text:span>”). Each committee shall consist of two (2) or more directors nominated by the Chairman, and confirmed by a simple majority of the directors in Good Standing represented at a Board meeting at which a quorum is present. <text:s/>Standing Committee directors may delegate their committee responsibilities to any individual that is an employee, officer, or director of an existing Member. <text:s/>Each Standing Committee may invite non-director advisors to participate in or attend certain committee meetings in order to assist the Standing Committee in the performance of its duties. <text:s/>The Board shall retain the right to limit the powers and duties of each Standing Committee.<text:bookmark-end text:name="_Ref525036057"/><text:line-break/></text:p>
              <text:list>
                <text:list-item>
                  <text:p text:style-name="P2">Membership Committee. As further set forth in a Membership Committee charter, to be adopted by the Committee, the Membership Committee shall meet as necessary to review the membership policies of the Zope Foundation and to promote the growth of membership in the Zope Foundation. The Chairman may, from time to time, appoint additional directors to this committee as he or she deems necessary or appropriate, subject to Board confirmation as set forth above. <text:line-break/></text:p>
                </text:list-item>
                <text:list-item>
                  <text:p text:style-name="P2">Finance Committee<text:span text:style-name="T5">.</text:span> <text:s/>As further set forth in a Finance Committee charter, to be adopted by the Committee, the Finance Committee shall have overall responsibility for the oversight of all corporate funds, and shall perform, or cause to be performed, the following: (a) review of all financial records of the Zope Foundation, (b) authorization of the deposit of all monies and other valuable effects in the name and to the credit of the Zope Foundation in such depositories as may be designated by the Board; (c) authorization of disbursement of all funds when proper to do so; (d) review of financial reports as to the financial condition of the Zope Foundation and/or making such reports to the Board; and (e) such other powers and duties as may be designated from time to time by the Board. The Chairman of the Board of the Zope Foundation may, from time to time, appoint additional directors to this committee as he or she deems necessary or appropriate, subject to Board confirmation as set forth above. <text:line-break/></text:p>
                </text:list-item>
              </text:list>
            </text:list-item>
            <text:list-item>
              <text:p text:style-name="P2"><text:bookmark-start text:name="_Ref525036088"/>Appointment of Committees. The Board may appoint such committees as the Board from time to time deems necessary or appropriate to conduct the business and further the objectives of the Zope Foundation (the “<text:span text:style-name="T4">Board Committee</text:span>”), including an Executive Committee. Any appointment by the Board of any other Board Committee having the authority of the Board, including the designation of one Board Committee member as the Chairman, must be by resolution adopted by a simple majority of the directors then in Good Standing represented at a Board meeting at which a quorum is present. <text:s/>Any committee having authority of the Board shall consist of two (2) or more directors. The Board shall retain the right to limit the powers and duties of any Board Committee that it has created and to disband any such Board Committee in its sole discretion. <text:s/>Board Committee directors may delegate their committee responsibilities to any individual that is an employee, officer, or director of an existing Member. <text:s/>Each Board Committee may invite non-director advisors to participate in or attend certain committee meetings in order to assist the Board Committee in the performance of its duties.<text:bookmark-end text:name="_Ref525036088"/> <text:line-break/></text:p>
            </text:list-item>
            <text:list-item>
              <text:p text:style-name="P2">Powers and Authority of Committees. The Board may delegate to any Board Committee having the authority of the Board, any of the powers and authority of the Board in the management of the business and affairs of the Zope Foundation; <text:span text:style-name="T1">provided, however</text:span>, that no Board Committee may: (a) authorize payment of a dividend or any part of the income or profit of the Zope Foundation to its directors or officers; (b) approve dissolution, merger, or the sale, pledge or transfer of all or substantially all of the Zope Foundation’s assets; (c) elect, appoint, or remove directors or fill vacancies on the Board or on any of its committees; (d) adopt, amend or repeal the Certificate of Incorporation of the Zope Foundation, Bylaws or any resolution by the Board; or (e) perform Board actions specified in Sections <text:bookmark-ref text:reference-format="chapter" text:ref-name="_Ref525035903"/> or <text:bookmark-ref text:reference-format="chapter" text:ref-name="_Ref525035904"/> herein.<text:line-break/></text:p>
            </text:list-item>
          </text:list>
        </text:list-item>
        <text:list-item>
          <text:p text:style-name="P2"><text:bookmark-start text:name="_Ref524085379"/>Officers.<text:bookmark-end text:name="_Ref524085379"/><text:line-break/></text:p>
          <text:list>
            <text:list-item>
              <text:p text:style-name="P2">Initial Officers; Board Empowerment.<text:span text:style-name="T5"> <text:s/></text:span>The officers of the Zope Foundation initially shall be a President, a Treasurer and a Secretary each of whom shall be elected by the Board. <text:s/>The Board may also from time to time appoint Assistant Treasurers and Assistant Secretaries and such other officers (including but not limited to an Executive Director and one or more Vice-Presidents) as the Board may deem advisable <text:span text:style-name="T6">and who shall have such authority and shall perform such duties as from time to time may be prescribed by the Board</text:span>. <text:s/>The Board shall have the power to create such other offices as it deems necessary in the best interest of the Zope Foundation. One person may hold two or more offices in the Zope Foundation, unless otherwise stated herein. <text:span text:style-name="T6">In the event of any office becoming vacant because of removal, resignation or other reason, the Board may fill the vacancy at such time as it may determine. <text:s/>The officers may, but need not, be directors. Any number of offices may be held by the same person, unless the Certificate of Incorporation or these Bylaws otherwise provide. <text:s/>All officers, agents and employees shall be subject to removal, with or without cause, at any time by the affirmative vote of a majority of the directors in office at the time. <text:s/>Any agent or employee other than one elected or appointed by the Board shall also be subject to removal at any time by the officer or by the committee appointing him or her. <text:s/>In addition to the powers and duties of the officers of the Corporation as set forth in these ByLaws, the officers shall have such authority and shall perform such duties as from time to time may be determined by the Board.</text:span><text:line-break/></text:p>
            </text:list-item>
            <text:list-item>
              <text:p text:style-name="P2">Nomination and Appointment.<text:span text:style-name="T5"> </text:span>The officers of the Zope Foundation shall be appointed annually by the Board in accordance with this Section <text:bookmark-ref text:reference-format="chapter" text:ref-name="_Ref524085379"/>. Each officer shall, during his or her term in office, hold his or her office until he or she shall resign or shall be removed or his or her successor shall be appointed. <text:s/>Appointment of officers shall be held in December of each year. <text:s/>Each officer’s term of office shall be for one year, and shall run from January until December of the following year. There shall be no prohibition on re-appointment of an officer following the completion of that officer’s term of office. The Board may, by resolution, establish procedures governing nomination and appointment of officers that are not inconsistent with these Bylaws. <text:line-break/></text:p>
            </text:list-item>
            <text:list-item>
              <text:p text:style-name="P2">Management Officers and Duties.<text:line-break/></text:p>
              <text:list>
                <text:list-item>
                  <text:p text:style-name="P3"><text:bookmark-start text:name="_Ref525034426"/>Chairman.<text:bookmark-end text:name="_Ref525034426"/> <text:s/>The Board will elect a Chairman to coordinate the activities of the Board.<text:line-break/></text:p>
                </text:list-item>
                <text:list-item>
                  <text:p text:style-name="P2"><text:span text:style-name="T2">Executive Director. <text:s/>The Board may appoint an Executive Director to </text:span>manage the business affairs of the Zope Foundation on a day-to-day basis. The Executive Director shall report to the Board and shall be subject to the oversight of the Board. The Executive Director may not be an employee, officer, director or consultant of any Member of the Zope Foundation. The Executive Director may execute on behalf of the Zope Foundation, <text:span text:style-name="T2">and when required, upon approval and at the direction of the Board, all contracts, agreements, membership certificates and other instruments. <text:s/>The Executive Director shall from time to time report to the Board all matters within the Executive Director’s knowledge affecting the Zope Foundation that should be brought to the attention of the Board. <text:s/>The Executive Director may hire other employees as deemed appropriate. <text:s/>The Executive Director shall perform other duties assigned from time to time by the Board.<text:line-break/></text:span></text:p>
                </text:list-item>
                <text:list-item>
                  <text:p text:style-name="P2">President. <text:span text:style-name="T6">In the absence of the Chairman of the Board, the President shall preside at all meetings of the members. The President shall have such additional powers and shall perform such duties as from time to time as may be assigned to him by the Board. <text:s/>The President shall, subject to the control of the Board, have general and active management and control of the affairs and business of the Corporation, and shall perform all other duties and exercise all other powers commonly incident to his office, or which are or may at any time be authorized or required by law.</text:span><text:span text:style-name="T2"> <text:line-break/></text:span></text:p>
                </text:list-item>
                <text:list-item>
                  <text:p text:style-name="P2"><text:bookmark-start text:name="_Ref525035284"/>Secretary<text:span text:style-name="T5">. </text:span>The Secretary shall attend all meetings of the Board and all meetings of the Membership At-Large and record all the proceedings of the meetings of the Board and of the Membership At-Large in a book to be kept for that purpose and shall perform like duties for the Standing Committees when required. <text:s/>In the absence of the Secretary at a Board meeting or Committee meeting, a majority of the Directors present may appoint a person to act as Secretary for any such meeting. <text:s/>He or she shall give, or cause to be given, notice of all meetings of the Board and special meetings of the Board, and shall perform such other duties as may be prescribed by the Board, the Chairman of the Board and/or the Executive Director, under whose supervision he or she shall be. <text:s/>He or she shall have custody of the seal of the Zope Foundation and he or she shall have authority to affix the same to any instrument requiring it and when so affixed, it may be attested by his or her signature. The Board may give general authority to any other officer to affix the seal of the Zope Foundation and to attest the affixing by his or her signature.<text:bookmark-end text:name="_Ref525035284"/><text:line-break/></text:p>
                </text:list-item>
                <text:list-item>
                  <text:p text:style-name="P2">Treasurer. <text:span text:style-name="T6">The Treasurer shall have the custody of the corporate funds and securities and shall keep full and accurate accounts of receipts and disbursements in books belonging to the Corporation and shall deposit all moneys and other valuable effects in the name and to the credit of the Corporation in such depositories as may be designated by the Board or by any officer appointed by the Board. <text:s/>The Treasurer shall disburse the funds of the Corporation as may be ordered by the Board, taking proper vouchers for such disbursements, and shall render to the President and the Board, at its regular meetings, or when the Board so requires, an account of all his or her transactions as Treasurer and of the financial condition of the Corporation. <text:s/>If required by the Board, the Treasurer shall give the Corporation a bond for such term in such sum and with such surety or sureties as shall be satisfactory to the Board for the faithful performance of the duties of his or her office and for the restoration to the Corporation, in case of his or her death, resignation, retirement or removal from office, of all books, papers, vouchers, money and other property of whatever kind in his or her possession or under his or her control belonging to the Corporation.</text:span><text:line-break/></text:p>
                </text:list-item>
                <text:list-item>
                  <text:p text:style-name="P2"><text:bookmark-start text:name="_Ref525038869"/>Reports to Membership At-Large. The Executive Director, with the Secretary’s assistance, shall be responsible for providing periodic written reports to the Membership At-Large with respect to any and all material developments within the Zope Foundation (“<text:span text:style-name="T4">Update Reports</text:span>”). In addition to any material development updates, the Executive Director shall issue general reports on the status of the Zope Foundation on a semi-annual basis (“<text:span text:style-name="T4">Semi-Annual Reports</text:span>”). Such Semi-Annual Reports shall include: (i) status reports on development projects, (ii) financial information reports, (iii) membership information reports; and (iv) any other material information for such period with respect to the Zope Foundation.<text:bookmark-end text:name="_Ref525038869"/> <text:line-break/></text:p>
                </text:list-item>
                <text:list-item>
                  <text:p text:style-name="P2"><text:bookmark-start text:name="_Ref527180609"/>Standards of Conduct for Officers. An officer shall discharge the officer’s duties, in good faith, with the care an ordinarily prudent person in a like position would exercise under similar circumstances, and in a manner the officer reasonably believes to be in the best interests of the Zope Foundation. <text:s/>In discharging the duties of an officer, an officer shall be entitled to rely on information, opinions, reports or statements, including financial statements and other financial data, in each case if prepared or presented by: (a) one or more officers or employees of the Zope Foundation whom the officer reasonably believes to be reliable and competent in the matters presented; or (b) legal counsel, public accountants or other persons as to matters the officer reasonably believes are within the person’s professional or expert competence. <text:s/>An officer is not acting in good faith if the officer has knowledge concerning the matter in question that makes reliance otherwise permitted in this Section <text:bookmark-ref text:reference-format="chapter" text:ref-name="_Ref527180609"/> unwarranted. An officer is not liable to the Zope Foundation, any Member or any other person for any action taken or not taken as an officer, if the officer acted in compliance with this Section <text:bookmark-ref text:reference-format="chapter" text:ref-name="_Ref527180609"/><text:bookmark-end text:name="_Ref527180609"/>.<text:span text:style-name="T5"><text:line-break/></text:span></text:p>
                </text:list-item>
              </text:list>
            </text:list-item>
          </text:list>
        </text:list-item>
        <text:list-item>
          <text:p text:style-name="P2">Membership at-Large.<text:line-break/></text:p>
          <text:list>
            <text:list-item>
              <text:p text:style-name="P2">Classes of Membership. There shall be five (5) classes of membership in the Zope Foundation: (i) Strategic Developer Members; (ii) Strategic Consumer Members; (iii) Committer Members; (iv) Solution Provider Members; and (v) Associate Members. <text:s/>As used herein, the term “Member” shall be used to refer generically to a “Strategic Developer Member,” “Strategic Consumer Member,” “Committer Member,” “Solution Provider Member” or an “Associate Member” as applicable. <text:s/>All five classes of membership shall be collectively referred to as the “Membership At-Large.”<text:line-break/></text:p>
            </text:list-item>
            <text:list-item>
              <text:p text:style-name="P2">Membership Qualifications. In general, members are expected to adhere to the following criteria: (i) express public support for the Zope Foundation and the Zope Platform; (ii) except for Strategic Consumer Members, Associate Members and Committer Members, make available a commercial Zope-based product or service offering within twelve (12) months of joining the Zope Foundation or use the Zope Platform in the development of a commercial offering within twelve (12) months of joining the Zope Foundation; and (iii) sign the Zope Foundation Membership Agreement and abide by its terms. <text:s/>Multiple “Affiliates” of an entity shall constitute one (1) Member only, regardless of membership class. <text:s/>For purposes of these Bylaws, “Affiliate” means any entity that is directly or indirectly controlled by, under common control with or that controls the subject party, and “control” means direct or indirect ownership of or the right to exercise (i) greater than fifty percent (50%) of the outstanding shares or securities entitled to vote for the election of directors or similar managing authority of the subject entity; or (ii) greater than fifty percent (50%) of the ownership interest representing the right to make the decisions for the subject entity. <text:s/>The following shall be the requirements for membership in each given membership class:<text:line-break/></text:p>
              <text:list>
                <text:list-item>
                  <text:p text:style-name="P2"><text:bookmark-start text:name="_Ref523994530"/>Strategic Developer Members<text:span text:style-name="T5">.</text:span> <text:s/>Strategic Developer Members shall be entities that meet the requirements of a Strategic Developer Member as set forth under the heading “Strategic Developer Members” in the Membership Agreement, as amended from time to time in accordance with any and all requirements of these Bylaws set forth herein. <text:s/>Each Strategic Developer Member shall be entitled to Board representation in accordance with Section <text:bookmark-ref text:reference-format="chapter" text:ref-name="_Ref525119312"/>. <text:s/>However, an entity may not join the Zope Foundation as a Strategic Developer Member if at the time it applies for such status, Strategic Developer Members in the aggregate hold more than two-thirds (2/3) of the seats on the Board or adding another Strategic Developer Member would result in Strategic Developer Members holding more than two-thirds (2/3) of the Board seats.<text:bookmark-end text:name="_Ref523994530"/> <text:line-break/></text:p>
                </text:list-item>
                <text:list-item>
                  <text:p text:style-name="P2"><text:bookmark-start text:name="_Ref523994872"/>Strategic Consumer Members<text:span text:style-name="T5">.</text:span> <text:s/>The Strategic Consumer Members shall be entities that meet the requirements of a Strategic Consumer Member as set forth under the heading “Strategic Consumer Members” in the Membership Agreement, as amended from time to time in accordance with any and all requirements of these Bylaws set forth herein. <text:s/>Each Strategic Consumer Member shall be entitled to Board representation in accordance with Section <text:bookmark-ref text:reference-format="chapter" text:ref-name="_Ref523995351"/><text:bookmark-end text:name="_Ref523994872"/>. <text:line-break/></text:p>
                </text:list-item>
                <text:list-item>
                  <text:p text:style-name="P2"><text:bookmark-start text:name="_Ref525031642"/>Solution Provider Members.<text:span text:style-name="T2"> <text:s/>Solution Provider Members shall be entities that </text:span><text:bookmark-end text:name="_Ref525031642"/>meet the requirements of a Solution Provider Member as set forth under the heading “Solution Provider Members” in the Membership Agreement, as amended from time to time in accordance with any and all requirements of these Bylaws set forth herein. <text:s/>Solution Provider Members shall be entitled to Board representation in accordance with Section <text:bookmark-ref text:reference-format="chapter" text:ref-name="_Ref525093105"/>.<text:line-break/></text:p>
                </text:list-item>
                <text:list-item>
                  <text:p text:style-name="P2"><text:bookmark-start text:name="_Ref523995420"/>Committer Members. A Committer Member shall be an individual who meets the requirements of a Committer Member as set forth under the heading <text:s/>“Committer Members” in the Membership Agreement, as amended from time to time in accordance with any and all requirements of these Bylaws set forth herein. <text:s/>Committer Members shall be entitled to Board representation in accordance with Section <text:bookmark-ref text:reference-format="chapter" text:ref-name="_Ref525119601"/><text:bookmark-end text:name="_Ref523995420"/>.<text:line-break/></text:p>
                </text:list-item>
                <text:list-item>
                  <text:p text:style-name="P2"><text:bookmark-start text:name="_Ref524082904"/>Associate Members<text:span text:style-name="T5">. </text:span><text:s/>Associate members shall be entities that meet the requirements of an Associate Member as set forth under the heading “Associate Members” in the Membership Agreement, as amended from time to time in accordance with any and all other requirements of these Bylaws set forth herein.<text:bookmark-end text:name="_Ref524082904"/> Associate Members shall be entitled to Board representation in accordance with Section <text:bookmark-ref text:reference-format="chapter" text:ref-name="_Ref525093106"/>.<text:line-break/></text:p>
                </text:list-item>
              </text:list>
            </text:list-item>
            <text:list-item>
              <text:p text:style-name="P2">Additional Rights of Membership At-Large<text:span text:style-name="T5">. <text:s/></text:span>The Board may by resolution establish such additional rights, privileges and duties corresponding to any class of members; <text:span text:style-name="T1">provided that</text:span>, such rights, privileges or duties are not inconsistent with the Bylaws.<text:line-break/></text:p>
            </text:list-item>
            <text:list-item>
              <text:p text:style-name="P2">Fees, Dues and Assessment.<text:line-break/></text:p>
              <text:list>
                <text:list-item>
                  <text:p text:style-name="P2">Funding. Each Member will pay dues as set forth in the Membership Agreement, as amended from time to time by the Board.<text:line-break/></text:p>
                </text:list-item>
                <text:list-item>
                  <text:p text:style-name="P2">Payment. Each Member will be responsible for payment of annual dues as set by the Board, if any. <text:s/>The Secretary will send out invoices in compliance with reasonable invoicing requirements (<text:span text:style-name="T1">e.g.</text:span>, receipt of invoices at least forty-five (45) days prior to the due date). The Secretary will promptly send out a written notice (“<text:span text:style-name="T4">Dues Notice</text:span>”) to any Member that has not paid its dues within ten (10) days after the date upon which such dues are required to be paid.<text:line-break/></text:p>
                </text:list-item>
              </text:list>
            </text:list-item>
            <text:list-item>
              <text:p text:style-name="P2"><text:bookmark-start text:name="_Ref523994455"/>Major Decisions<text:span text:style-name="T5">. </text:span>For actions (i) approving or changing the name of the Zope Foundation or the Zope Platform; (ii) approving or amending the Membership Agreement, or (iii) amending these Bylaws or the Certificate of Incorporation of the Zope Foundation; such action must be approved by two-thirds (2/3) of the Membership At-Large represented at a meeting in which a quorum is present.<text:bookmark-end text:name="_Ref523994455"/> <text:line-break/></text:p>
            </text:list-item>
            <text:list-item>
              <text:p text:style-name="P2">Place of Meetings. All meetings of the Membership At-Large shall be held either at the principal office of the Zope Foundation or at any other place within or without the State of Delaware, as determined by the Board. <text:line-break/></text:p>
            </text:list-item>
            <text:list-item>
              <text:p text:style-name="P2">Meetings Generally. The annual meetings of the Membership At-Large shall be held in the first calendar quarter of each year, on such date and at such time and place as determined by the Board (“Annual Meetings”). <text:s/>Any Member shall be permitted to participate in any and all meetings of the Membership At-Large (including Special Meetings as set forth in Section <text:bookmark-ref text:reference-format="chapter" text:ref-name="_Ref525119722"/>) by, or conduct the meeting through, use of any means of communication (including telephonic communication) by which all members participating may simultaneously hear each other during the meeting. A Member participating in a meeting by this means is deemed to be present in person at the meeting. Electronic voting may be used in conjunction with any and all meetings of the members (including Special Meetings as set forth in Section <text:bookmark-ref text:reference-format="chapter" text:ref-name="_Ref525119722"/>) the subject matter of which requires a vote to be delayed until each such Member in attendance thereat has conferred with his or her respective Member organization as set forth in Section <text:bookmark-ref text:reference-format="chapter" text:ref-name="_Ref525119782"/> below. <text:line-break/></text:p>
            </text:list-item>
            <text:list-item>
              <text:p text:style-name="P2"><text:bookmark-start text:name="_Ref525119722"/>Special Meetings. Special meetings of the Membership At-Large shall be held at the call of the Chairman of the Board or by a number of the members which in the aggregate represent at least twenty percent (20%) or more of the Membership At-Large of the Zope Foundation by a written demand signed, dated, and delivered to the Secretary. <text:s/>Notice of a special meeting shall be given within thirty (30) days following the date the written demand is delivered to the Secretary, in accordance with Section <text:bookmark-ref text:reference-format="chapter" text:ref-name="_Ref525119841"/> below.<text:bookmark-end text:name="_Ref525119722"/> <text:line-break/></text:p>
            </text:list-item>
            <text:list-item>
              <text:p text:style-name="P2"><text:bookmark-start text:name="_Ref525119841"/>Notice of Meetings. Notice of each annual and special meeting of the Membership At-Large shall be given to each Member at the last address of record, by electronic mail at least thirty (30) days before the meeting, or by means other than first class mail at least forty-five (45) days but not more than sixty (60) days before the meeting. <text:s/>The notice shall include the date, time, and place of the meeting or the date on which any ballot enclosed therewith shall be required to be returned for inclusion in the Zope Foundation’s voting process. <text:s/>Notice of each annual and special meeting shall include a description of any matter or matters that must be approved by the Membership At-Large pursuant to these Bylaws or applicable law. In the case of special meetings, the notice shall specify the purpose or purposes for which the meeting is called. <text:s/>Such notice shall be given in writing to every Member who, on the record date for notice of the meeting, is entitled to vote thereat.<text:bookmark-end text:name="_Ref525119841"/><text:line-break/></text:p>
            </text:list-item>
            <text:list-item>
              <text:p text:style-name="P2">Adjourned Meetings. Any Membership At-Large meeting, annual or special, whether or not a quorum is present, may be adjourned by the vote of a majority of the Membership At-Large either present in person or represented by proxy. It shall not be necessary to give any such notice of the time and place of the adjourned meeting or of the business to be transacted thereat, other than by an announcement at the meeting at which such adjournment is taken. If after the adjournment a new record date is fixed for notice or voting, a notice of the adjourned meeting shall be given to each Member who, on the record date for notice of the meeting, is entitled to vote at the meeting.<text:line-break/></text:p>
            </text:list-item>
            <text:list-item>
              <text:p text:style-name="P2"><text:bookmark-start text:name="_Ref525119924"/>Quorum. Unless otherwise provided herein, the presence in person or by proxy of at least a simple majority of the Membership At-Large shall constitute a quorum for the transaction of business. For purposes of calculating the quorum requirements set forth in this Section <text:bookmark-ref text:reference-format="chapter" text:ref-name="_Ref525119924"/>, Committer Members who are employed by the same organization (including Affiliates) shall collectively be considered one (1) Member<text:bookmark-end text:name="_Ref525119924"/>.<text:line-break/></text:p>
            </text:list-item>
            <text:list-item>
              <text:p text:style-name="P2">Voting; Electronic Voting<text:span text:style-name="T5">.<text:line-break/></text:span></text:p>
              <text:list>
                <text:list-item>
                  <text:p text:style-name="P2"><text:bookmark-start text:name="_Ref525119782"/>General<text:span text:style-name="T5">. </text:span><text:s/>Each Member is entitled to one (1) vote on each matter submitted to a vote of the Membership At-Large<text:span text:style-name="T2">.</text:span><text:bookmark-end text:name="_Ref525119782"/><text:span text:style-name="T2"> <text:line-break/></text:span></text:p>
                </text:list-item>
                <text:list-item>
                  <text:p text:style-name="P2">Electronic Voting. Electronic voting may be used in connection with both meetings of the Members and the solicitation of written consents as follows:<text:line-break/></text:p>
                  <text:list>
                    <text:list-item>
                      <text:p text:style-name="P2"><text:bookmark-start text:name="_Ref525120545"/>Meetings<text:span text:style-name="T5">. </text:span>For purposes of electronic votes solicited in connection with a meeting of the Membership At-Large at which a quorum was present, the requisite number of votes that would have been required at such meeting to pass an action shall be required to pass an action via this electronic voting provision. <text:s/>Only those Members in attendance of the meeting shall be permitted to vote with respect to this Section <text:bookmark-ref text:reference-format="chapter" text:ref-name="_Ref525120545"/>. <text:s/>The deadline for receipt of electronic votes with respect to any such vote shall be no sooner than two <text:span text:style-name="T2">(2) weeks from the date of the meeting, as announced prior to adjournment of such meeting.</text:span><text:bookmark-end text:name="_Ref525120545"/><text:span text:style-name="T2"><text:line-break/></text:span></text:p>
                    </text:list-item>
                    <text:list-item>
                      <text:p text:style-name="P2"><text:bookmark-start text:name="_Ref525120443"/>Action Without Meeting<text:span text:style-name="T5">. </text:span>For purposes of taking action without a meeting solicitation via electronic balloting and voting shall be permitted hereunder. <text:s/>Such procedure shall be initiated by the electronic distribution of ballots and all related materials for consideration by the Membership At-Large to all of the Members at the time of such distribution. Thereafter, the Members shall be permitted to cast their votes electronically in response to the distributed ballots. <text:s/>The deadline for receipt of such electronic votes cast by the Members shall be no less than two (2) weeks from the date of the meeting, as set forth in the balloting materials.<text:bookmark-end text:name="_Ref525120443"/><text:line-break/></text:p>
                    </text:list-item>
                  </text:list>
                </text:list-item>
              </text:list>
            </text:list-item>
            <text:list-item>
              <text:p text:style-name="P2">Action Without Meeting<text:span text:style-name="T5">.</text:span> <text:s/>Any action required or permitted to be taken by the Membership At-Large at a meeting may be taken without a meeting if a majority of all of the Members shall consent in writing to such action (subject to the super-majority provision set forth in <text:bookmark-ref text:reference-format="chapter" text:ref-name="_Ref523994455"/>, in which case a super-majority of all of the Members shall be required). <text:s/>The action shall be evidenced by one or more written consents describing the action to be taken, signed by each Member, and included in the minutes or filed with the corporate records reflecting the action taken. <text:s/>Any action taken hereunder shall be effective upon the receipt of the written consent of the requisite number of Members for approval of the action under consideration. <text:s/>Electronic voting shall be permitted in conjunction with the solicitation of written consents as set forth in Section <text:bookmark-ref text:reference-format="chapter" text:ref-name="_Ref525120443"/> above.<text:line-break/></text:p>
            </text:list-item>
            <text:list-item>
              <text:p text:style-name="P2">Conduct of Meetings. Meetings of the Membership At-Large shall be presided over by the Executive Director, or in the absence of the Executive Director, by the chair appointed by the Executive Director. The Secretary shall act as the secretary of all meetings of the Membership At-Large, <text:span text:style-name="T1">provided that, </text:span>in his or her absence the presiding officer shall appoint another Member to act as Acting Secretary of the meeting.<text:line-break/></text:p>
            </text:list-item>
            <text:list-item>
              <text:p text:style-name="P2"><text:bookmark-start text:name="_Ref525092900"/>Delinquency; Non-Payment of Dues. In the event that a Member does not pay its annual membership dues and all compounded late fees within thirty (30) days of the invoice due date (“<text:span text:style-name="T4">Dues Delinquent</text:span>”), the membership of such Member shall, without further action by the Board or the Membership At-Large, be terminated.<text:bookmark-end text:name="_Ref525092900"/><text:line-break/></text:p>
            </text:list-item>
            <text:list-item>
              <text:p text:style-name="P2"><text:bookmark-start text:name="_Ref523994599"/>Termination of Membership. The membership of any Member shall terminate upon the occurrence of any one or more of the following:<text:bookmark-end text:name="_Ref523994599"/><text:line-break/></text:p>
              <text:list>
                <text:list-item>
                  <text:p text:style-name="P2">Resignation. Any Member may resign from the Zope Foundation in writing filed with the Secretary. <text:s/>The resignation of a Member shall not relieve the Member from any payment obligations the Member may have to the Zope Foundation as a result of obligations incurred or commitments made prior to resignation. <text:s/>Except as otherwise set forth in these Bylaws, a resigning Member shall not be entitled to receive any refund, pro rata or otherwise, of any membership fee, dues or assessments for the balance of the calendar year in which the resignation is effective. <text:s/>Within ten (10) days of resigning from the Zope Foundation, a Member may appeal in writing to the Board for a pro rata refund of its annual membership dues. <text:s/>The appeal will specifically set forth any circumstances that the Member believes justify a refund in its case. The Board shall decide by simple majority upon the appeal in its sole discretion at its first meeting following the appeal scheduled under Section <text:bookmark-ref text:reference-format="chapter" text:ref-name="_Ref525035589"/>.<text:line-break/></text:p>
                </text:list-item>
                <text:list-item>
                  <text:p text:style-name="P2"><text:bookmark-start text:name="_Ref525039234"/>Expulsion, Termination or Suspension. The membership of any Member may be terminated “For Cause” upon the affirmative vote of two-thirds (2/3) of the members of the Board in good standing after a hearing duly held in accordance with this Section <text:bookmark-ref text:reference-format="chapter" text:ref-name="_Ref525039234"/>. <text:s/>As used in this<text:span text:style-name="T4"> </text:span>Section <text:bookmark-ref text:reference-format="chapter" text:ref-name="_Ref525039234"/>, two-thirds (2/3) vote means two-thirds (2/3) of the members of the Board exclusive of such Member’s director on the Board for Strategic Developer or Strategic Consumer Members, and exclusive of a Solution Provider Board Director or Associate Director only if the director is also a representative of the Member facing expulsion or suspension (any such director, an “<text:span text:style-name="T4">Affected Director</text:span>”). For purposes of this Section <text:bookmark-ref text:reference-format="chapter" text:ref-name="_Ref525039234"/> “For Cause” shall mean the Member has materially breached the Membership Agreement, Bylaws, IP Policy, ZPL and/or other related Zope Foundation agreements or policies, and has not cured such breach within thirty (30) days of receipt of written notice from the Zope Foundation.<text:line-break/><text:line-break/><text:span text:style-name="T2">Such determination shall be made in the sole and absolute discretion of the Board (excluding the Affected Director). Following the determination by the Board that a Member should be terminated the following procedures shall apply:</text:span><text:bookmark-end text:name="_Ref525039234"/><text:span text:style-name="T2"><text:line-break/></text:span></text:p>
                  <text:list>
                    <text:list-item>
                      <text:p text:style-name="P2">A notice shall be sent by mail by prepaid, first-class or certified mail to the most recent address of such Member as shown on the Zope Foundation’s records, setting forth the termination and the reasons therefore. Such notice shall be sent at least fifteen (15) days before the proposed effective date of the termination. <text:line-break/></text:p>
                    </text:list-item>
                    <text:list-item>
                      <text:p text:style-name="P2">The Member being terminated shall be given an opportunity to be heard, either orally or in writing, at a hearing to be held no fewer than five (5) days before the effective date of the proposed termination. The hearing shall be held by the Board. The notice to the Member of its proposed <text:s/>termination shall state that such Member is entitled, upon request, to such hearing, shall state that a date, time and place of the hearing will be established upon receipt of request therefore, and shall state, that in the absence of such request, the effective date of the proposed termination.<text:line-break/></text:p>
                    </text:list-item>
                    <text:list-item>
                      <text:p text:style-name="P2">In the event that a hearing is held, then following such hearing the Board (excluding the Affected Director) shall decide whether such Member should in fact be terminated, or sanctioned via written reprimand as determined by the Board; <text:span text:style-name="T1">provided that</text:span>, any <text:span text:style-name="T2">such decision to terminate or sanction such Member must be approved by a vote of two-thirds (2/3) of the Board in good standing (excluding the Affected Director). <text:s/>The decision of the Board shall be final.<text:line-break/></text:span></text:p>
                    </text:list-item>
                    <text:list-item>
                      <text:p text:style-name="P2">Any action challenging a termination of membership of a Member, including any claim alleging defective notice, must be commenced within fifteen (15) days after the date of the termination. <text:line-break/></text:p>
                    </text:list-item>
                  </text:list>
                </text:list-item>
              </text:list>
            </text:list-item>
            <text:list-item>
              <text:p text:style-name="P2">Reinstatement. Members terminated pursuant to Section <text:bookmark-ref text:reference-format="chapter" text:ref-name="_Ref525039234"/> may only be reinstated upon the affirmative vote of at least two-thirds (2/3) of the directors in Good Standing represented at a Board meeting at which a quorum is present. <text:line-break/></text:p>
            </text:list-item>
            <text:list-item>
              <text:p text:style-name="P2">Nonliability. <text:s/>No Member shall be liable for the debts, liabilities, or obligations of the Zope Foundation merely by reason of being a Member. <text:line-break/></text:p>
            </text:list-item>
            <text:list-item>
              <text:p text:style-name="P2">Assignment. Upon the completion of any acquisition or merger involving a Member in which the Member is not the surviving entity, the Board, in its sole discretion, may permit such Member’s membership to be transferred to the surviving entity.<text:line-break/></text:p>
            </text:list-item>
            <text:list-item>
              <text:p text:style-name="P4"><text:line-break/></text:p>
            </text:list-item>
          </text:list>
        </text:list-item>
        <text:list-item>
          <text:p text:style-name="P2"><text:bookmark-start text:name="_Ref525091861"/>Zope Management Organization.<text:bookmark-end text:name="_Ref525091861"/><text:line-break/></text:p>
          <text:list>
            <text:list-item>
              <text:p text:style-name="P2"><text:bookmark-start text:name="_Ref525091911"/>Overall Responsibilities. The Chairman shall be responsible for forming the Zope <text:s/>Management Organization (“ZMO”). Under the direction of the Chairman, the ZMO responsibilities shall include: (i) organizing and selecting the chair of the Architecture Council as described in <text:span text:style-name="T4">Section 7.2</text:span>; (ii) organizing and selecting the chair of the Planning Council as described in <text:span text:style-name="T4">Section 7.3</text:span>; (iii) organizing and selecting the chair of the Requirements Council as described in <text:span text:style-name="T4">Section 7.4</text:span>; (iv) leading the Zope Platform development, including execution and maintenance of the then current Zope Development Process (as initially defined by the Zope Foundation operational policy and thereafter amended by the Board) for Top Level Projects, Projects and Subsystems (each as defined in the then current Zope Development Process), nominating Project Management Committees (“PMC”, as defined in the then current Zope Development Process) and their leaders, leading the Architecture Council and the Planning Council to produce a Roadmap (as defined in the then current Zope Development Process) that is consistent with the <text:s/>Purposes (as defined in <text:span text:style-name="T4">Section 1.1</text:span> above), establishing working groups, resolving conflicts, interacting with standards organizations, ensuring the use of open source rules of engagement as defined in the project Charters (as defined in the then current Zope Development Process and the IP Policy), and providing development project infrastructure; (v) enforcing Zope Foundation policies and provisions as reflected in the Bylaws, Membership Agreement, IP Policy, and other policy documents approved in accordance with the Bylaws; (vi) interacting with the Membership At-Large by providing Zope Platform plans and status updates, and by soliciting requirements and feedback; (vii) conducting Zope Platform marketing, including evangelism, promotion, public relations, and industry events; <text:s/>(viii) conducting academic and research community outreach; and <text:span text:style-name="T2">(ix) assuring the availability of enablement services, including education and training programs.</text:span><text:bookmark-end text:name="_Ref525091911"/><text:span text:style-name="T2"><text:line-break/></text:span></text:p>
            </text:list-item>
            <text:list-item>
              <text:p text:style-name="P2">Architecture Council. The Zope Management Organization shall establish an Architecture Council responsible for the development, articulation, and maintenance of the Zope Platform Architecture (as defined in the then current Zope Development Process). The Architecture Council shall be comprised of one (1) representative designated by each Project Management Committee (PMC) and other individuals as described below or designated from time to time by the Executive Director, and shall be chaired by a person designated by the Executive Director. <text:s/>Strategic Consumer Members as a group are entitled to designate one (1) representative on the Architecture Council, to be selected by a vote of all Strategic Consumer Members. <text:s/>Any Strategic Consumer Member that is not leading a PMC, and has eight (8) or more developers assigned to work full-time on Zope Platform development projects is entitled to designate one (1) representative to the Architecture Council unless an employee, officer, director, or consultant of the Member has already been appointed to the Council. <text:s/>Any Strategic Developer Member that is not leading a PMC is entitled to designate one (1) representative to the Architecture Council unless an employee, officer, director, or consultant of the Member has already been appointed to the Council. The Architecture Council will accomplish its objectives by working closely with the development teams.<text:line-break/></text:p>
            </text:list-item>
            <text:list-item>
              <text:p text:style-name="P2">Planning Council. The Zope Management Organization shall establish a Planning Council responsible for the development and maintenance of a Platform Release Plan (as defined in the then current Zope Development Process) consistent with the Architecture and supporting the Roadmap. The Planning Council shall be comprised of one (1) representative designated by each Project Management Committee and other individuals as described below or designated from time to time by the Executive Director, and shall be chaired by a person designated by the Executive Director. Strategic Consumer Members as a group are entitled to designate one (1) representative on the Planning Council, to be selected by a vote of all Strategic Consumer Members. <text:s/>Any Strategic Consumer Member that is not leading a PMC, and has eight <text:span text:style-name="T2">(8) or more developers assigned to work full-time on Zope Platform development projects is entitled to designate one (1) representative to the Planning Council unless an employee, officer, director, or consultant of the Member has already been appointed to the Council. <text:s/>Any Strategic Developer Member that is not leading a PMC is entitled to designate one (1) representative to the Planning Council unless an employee, officer, director, or consultant of the Member has already been appointed to the Council. <text:s/>The Planning Council will accomplish its objectives by working closely with the development teams.<text:line-break/></text:span></text:p>
            </text:list-item>
            <text:list-item>
              <text:p text:style-name="P2">Requirements Council<text:span text:style-name="T5">. </text:span>The Zope Management Organization shall establish a Requirements Council responsible for reviewing and categorizing incoming requirements, and proposing a coherent set of themes and priorities that will drive the Roadmap (as defined in the then current Zope Development Process). <text:s/>The Requirements Council shall be comprised of one (1) representative designated by each Strategic Developer Member and one (1) representative designated by each Strategic Consumer Member, and other individuals designated from time to time by the Executive Director, and shall be chaired by a person <text:span text:style-name="T2">designated by the Executive Director. The Requirements Council will accomplish its objectives by working closely with the development teams.<text:line-break/></text:span></text:p>
            </text:list-item>
          </text:list>
        </text:list-item>
        <text:list-item>
          <text:p text:style-name="P2"><text:bookmark-start text:name="_Ref525091883"/>Committees of the Membership-At-Large<text:span text:style-name="T5">.</text:span><text:bookmark-end text:name="_Ref525091883"/><text:span text:style-name="T5"><text:line-break/></text:span></text:p>
          <text:list>
            <text:list-item>
              <text:p text:style-name="P2">The Membership At-Large may establish such committees as it deems necessary or appropriate to conduct the business and further the objectives of the Zope Foundation (each, a “<text:span text:style-name="T4">Membership At-Large Committee</text:span>”). The establishment by the Membership At-Large of any Membership At-Large Committee is subject to confirmation by a simple majority of the Membership At-Large represented at a meeting in which a quorum is present. The composition of any such committees and the powers, duties and responsibilities delegated thereto, on behalf of the Membership At-Large, shall be determined by the Chairman subject to the foregoing Member approval.<text:line-break/></text:p>
            </text:list-item>
          </text:list>
        </text:list-item>
        <text:list-item>
          <text:p text:style-name="P2">Advisory Board.<text:line-break/></text:p>
          <text:list>
            <text:list-item>
              <text:p text:style-name="P2">The Board may, by resolution, establish a Board of Advisors (the “<text:span text:style-name="T4">Advisory Board</text:span>”) to be comprised of one or more individuals chosen by the Board at its sole discretion. The Board shall not be bound by any advice or decision of the Advisory Board. <text:s/>The members of the Advisory Board shall not have the rights or privileges of directors or the Membership At-Large of the Zope Foundation and shall have no power or authority over the operation of the Zope Foundation. A member of the Advisory Board may be removed at any time by the affirmative vote of a majority of the Board with or without cause.<text:line-break/></text:p>
            </text:list-item>
          </text:list>
        </text:list-item>
        <text:list-item>
          <text:p text:style-name="P2">INDEMNIFICATION OF DIRECTORS, OFFICERS AND AGENTS.<text:line-break/></text:p>
          <text:list>
            <text:list-item>
              <text:p text:style-name="P2">Indemnification of Directors, Officers and Agents. The Zope Foundation shall indemnify any person made or threatened to be made a party to an action by or in the right of the Zope Foundation to procure a judgment in its favor by reason of the fact that he, his testator or intestate is or was a director or officer of the Zope Foundation, against amounts paid in settlement and reasonable expenses, including attorneys’ fees actually and necessarily incurred by him in connection with the defense or settlement of such action or in connection with an appeal therein, except in relation to matters as to which such person is adjudged to have breached his duty to the Zope Foundation. <text:s/>The Zope Foundation shall indemnify any person, made, or threatened to be made, a party to any action or proceeding other than as described in the preceding sentence (i.e., other than one by or in the right of the Zope Foundation to procure a judgment in its favor), whether civil or criminal, including an action by or in the right of any other organization of any type or kind, domestic or foreign, or any partnership, joint venture, trust, employee benefit plan or other enterprise, which any such person served in any capacity at the request of the Zope Foundation, by reason of the fact that he, his testator or intestate was a director or officer of the Zope Foundation, against judgments, fines, amounts paid in settlement and reasonable expenses, including attorneys’ fees actually and necessarily incurred as a result of such action or proceeding, or any appeal therein, if such person acted, in good faith, for a purpose which he reasonably believed to be in the best interests of the Zope Foundation and, in criminal actions or proceedings, in addition, had no reasonable cause to believe that his conduct was unlawful. Notwithstanding the above, the Zope Foundation shall only be subject to these indemnification provisions if: (i) the party seeking the indemnity provides notice of the claim promptly to the Zope Foundation; (ii) the Zope Foundation is given sole control of the defense and settlement of the claim; (iii) the Zope Foundation receives from the party seeking the indemnity all available information, assistance and authority to defend such claim; and (iv) the party seeking the indemnity has not compromised or settled such proceeding without the Zope Foundation’s prior written consent. <text:line-break/></text:p>
            </text:list-item>
            <text:list-item>
              <text:p text:style-name="P2">Expenses incurred by a person described in this section in defending a civil or criminal action or proceeding may be paid by the Zope Foundation in advance of the final disposition of such action or proceeding upon receipt of an undertaking by or on behalf of such person to repay the amounts so advanced if it should be ultimately determined that such person is not entitled to be indemnified hereunder.<text:line-break/></text:p>
            </text:list-item>
            <text:list-item>
              <text:p text:style-name="P2">In no event shall individual Members of the Zope Foundation be subject to the indemnification and advancement of expenses obligations of the Zope Foundation under this section. The indemnification and advancement of expenses granted pursuant to, or provided by, this section shall not be deemed exclusive of any other rights to which a director, officer, employee or other agent of the Zope Foundation seeking indemnification of expenses may be entitled, whether contained in the certificate of incorporation or these Bylaws, or in a resolution of the Board, or an agreement providing for such indemnification or under law or otherwise; provided, that no indemnification may be made to or on behalf of any director or officer if a judgment or other final adjudication adverse to the director or officer establishes that his acts were committed in bad faith or were the result of active and deliberate dishonesty and were material to the cause of action so adjudicated, or that he personally gained in fact a financial profit or other advantage to which he was not legally entitled. <text:line-break/></text:p>
            </text:list-item>
            <text:list-item>
              <text:p text:style-name="P2">To the fullest extent permitted by applicable law, the Zope Foundation may purchase and maintain insurance on behalf of any person who is a director or officer, or was serving at the request of the Zope Foundation as a director or officer or in any other capacity against any liability asserted against him or her and incurred by him or her in any such capacity, or arising out of his or her status as such, whether or not the Zope Foundation would have the power to indemnify him or her under this section.<text:line-break/></text:p>
            </text:list-item>
          </text:list>
        </text:list-item>
        <text:list-item>
          <text:p text:style-name="P2">Miscellaneous.<text:line-break/></text:p>
          <text:list>
            <text:list-item>
              <text:p text:style-name="P2">Fiscal Year<text:span text:style-name="T5">. </text:span>The fiscal year of the Zope Foundation shall begin on January 1 and end on December 31 of the same year.<text:line-break/></text:p>
            </text:list-item>
            <text:list-item>
              <text:p text:style-name="P2">Disbursements. A process for approving expenditures (including documenting payments received and expenditures allocated, preventing commingling of funds, disposition of the funds upon bankruptcy of the Secretary, etc.) will be developed by the Board.<text:line-break/></text:p>
            </text:list-item>
            <text:list-item>
              <text:p text:style-name="P2">Contributions<text:span text:style-name="T5">. </text:span>The Board is authorized to undertake actions to ensure that all code and materials contributed to the Zope Platform complies with the terms of the Zope Public License, the IP Policy, or other applicable guidelines and agreements as established or approved in accordance with these Bylaws.<text:line-break/></text:p>
            </text:list-item>
            <text:list-item>
              <text:p text:style-name="P2">Expenses. Each Member will bear its own costs and expenses in connection with its performance of its rights and duties in respect of the Zope Foundation, including, without limitation, compensation of its employees, and all travel and living expenses associated with any Member’s participation in any meetings and conferences called in connection with the activities of the Zope Foundation.<text:line-break/></text:p>
            </text:list-item>
            <text:list-item>
              <text:p text:style-name="P2">Checks, Notes and Contracts. The Board is authorized to select such depositories as it shall deem proper for the funds of the Zope Foundation and shall determine who shall be authorized on the Zope Foundation’s behalf to sign bills, notes, receipts, acceptances, endorsements, checks, releases, contracts and documents. <text:line-break/></text:p>
            </text:list-item>
            <text:list-item>
              <text:p text:style-name="P2">Investments<text:span text:style-name="T2">. The funds of the Zope Foundation may be retained in whole or in part in cash or be invested and reinvested from time to time in such property, real, personal or otherwise, or stocks, bonds or other securities, as the Board in its discretion may deem desirable.<text:line-break/></text:span></text:p>
            </text:list-item>
            <text:list-item>
              <text:p text:style-name="P2">Posting of Minutes. The Zope Foundation shall post on its website any and all Update Reports and Quarterly Reports to the Membership At-Large as set forth in Section <text:bookmark-ref text:reference-format="chapter" text:ref-name="_Ref525038869"/>.<text:line-break/></text:p>
            </text:list-item>
            <text:list-item>
              <text:p text:style-name="P2">Books. There shall be kept at the office of the Zope Foundation correct books of account of the activities and transactions of the Zope Foundation, including a minute book which shall contain a copy of the certificate of incorporation, a copy of these Bylaws, and all minutes of the meetings of the Board.<text:line-break/></text:p>
            </text:list-item>
            <text:list-item>
              <text:p text:style-name="P2">Seal<text:span text:style-name="T5">.</text:span> <text:s/>The seal of the Zope Foundation shall be circular in form and shall bear the name of the Zope Foundation and words and figures showing that it was incorporated in the State of Delaware and the year of incorporation. <text:line-break/></text:p>
            </text:list-item>
            <text:list-item>
              <text:p text:style-name="P2"><text:bookmark-start text:name="_Ref523994793"/>Amendments<text:span text:style-name="T5">. </text:span><text:s/>These Bylaws may not be amended without (i) the consent of at least two-thirds (2/3) of the Membership At-Large in accordance with Section <text:bookmark-ref text:reference-format="chapter" text:ref-name="_Ref523994455"/>; and (ii) any other consent requirements expressly set forth herein with respect to such amendment’s proposed subject matter. <text:s/>Additionally, to the extent a proposed amendment would alter a provision that would require the unanimous consent of the Membership At-Large for certain actions, then such amendment must be unanimously approved in order to amend these Bylaws. The provisions of any such amended Bylaws will be binding upon all of the Membership At-Large.<text:bookmark-end text:name="_Ref523994793"/></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BGCJB+TimesNewRoman" svg:font-family="LBGCJB+TimesNewRoman, 'Times New Roman'" style:font-family-generic="roman"/>
    <style:font-face style:name="LBGDHA+TimesNewRoman,Bold" svg:font-family="'LBGDHA+TimesNewRoman,Bold', 'Times New Roman'" style:font-family-generic="roman"/>
    <style:font-face style:name="LBGGGL+TimesNewRoman,Italic" svg:font-family="'LBGGGL+TimesNewRoman,Italic', 'Times New Roman'" style:font-family-generic="roman"/>
    <style:font-face style:name="Tahoma"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homa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style>
    <style:style style:name="Text_20_body" style:display-name="Text body" style:family="paragraph" style:parent-style-name="Standard" style:class="text">
      <style:paragraph-properties fo:margin-left="0in" fo:margin-right="0in" fo:margin-top="0in" fo:margin-bottom="0.1665in" fo:text-align="justify" style:justify-single-word="false" fo:text-indent="0.5in" style:auto-text-indent="false"/>
      <style:text-properties style:font-name="CG 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M10" style:family="paragraph" style:parent-style-name="Standard" style:next-style-name="Standard">
      <style:paragraph-properties fo:margin-top="0in" fo:margin-bottom="0.1654in" fo:orphans="0" fo:widows="0" style:text-autospace="none"/>
      <style:text-properties style:font-name="LBGDHA+TimesNewRoman,Bold"/>
    </style:style>
    <style:style style:name="WW-Default" style:family="paragraph">
      <style:paragraph-properties fo:orphans="0" fo:widows="0" style:text-autospace="none"/>
      <style:text-properties fo:color="#000000" style:font-name="LBGDHA+TimesNewRoman,Bold" fo:font-size="12pt" fo:language="en" fo:country="US" style:font-name-asian="Times New Roman" style:font-size-asian="12pt" style:font-name-complex="Times New Roman" style:font-size-complex="12pt"/>
    </style:style>
    <style:style style:name="CM6" style:family="paragraph" style:parent-style-name="WW-Default" style:next-style-name="WW-Default">
      <style:paragraph-properties style:line-height-at-least="0.1917in"/>
      <style:text-properties fo:color="#000000"/>
    </style:style>
    <style:style style:name="CM1" style:family="paragraph" style:parent-style-name="WW-Default" style:next-style-name="WW-Default">
      <style:text-properties fo:color="#000000"/>
    </style:style>
    <style:style style:name="CM2" style:family="paragraph" style:parent-style-name="WW-Default" style:next-style-name="WW-Default">
      <style:text-properties fo:color="#000000"/>
    </style:style>
    <style:style style:name="CM3" style:family="paragraph" style:parent-style-name="WW-Default" style:next-style-name="WW-Default">
      <style:paragraph-properties style:line-height-at-least="0.1917in"/>
      <style:text-properties fo:color="#000000"/>
    </style:style>
    <style:style style:name="CM4" style:family="paragraph" style:parent-style-name="WW-Default" style:next-style-name="WW-Default">
      <style:paragraph-properties style:line-height-at-least="0.1917in"/>
      <style:text-properties fo:color="#000000"/>
    </style:style>
    <style:style style:name="CM5" style:family="paragraph" style:parent-style-name="WW-Default" style:next-style-name="WW-Default">
      <style:paragraph-properties style:line-height-at-least="0.1917in"/>
      <style:text-properties fo:color="#000000"/>
    </style:style>
    <style:style style:name="CM7" style:family="paragraph" style:parent-style-name="WW-Default" style:next-style-name="WW-Default">
      <style:paragraph-properties style:line-height-at-least="0.1917in"/>
      <style:text-properties fo:color="#000000"/>
    </style:style>
    <style:style style:name="CM8" style:family="paragraph" style:parent-style-name="WW-Default" style:next-style-name="WW-Default">
      <style:paragraph-properties style:line-height-at-least="0.1917in"/>
      <style:text-properties fo:color="#000000"/>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age_20_Number" style:display-name="Page Number" style:family="text" style:parent-style-name="Default_20_Paragraph_20_Font"/>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format="1"/>
      <text:list-level-style-number text:level="2" style:num-format="1"/>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format="1"/>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padding-left="0in" fo:padding-right="0in" fo:padding-top="0in" fo:padding-bottom="0.0138in" fo:border-left="none" fo:border-right="none" fo:border-top="none" fo:border-bottom="0.0138in solid #000000"/>
      <style:text-properties fo:font-size="8pt" style:font-size-asian="8pt"/>
    </style:style>
    <style:style style:name="T1" style:family="text">
      <style:text-properties fo:font-size="8pt" style:font-size-asian="8pt"/>
    </style:style>
    <style:style style:name="T2" style:family="text" style:parent-style-name="Page_20_Number">
      <style:text-properties fo:font-size="8pt" style:font-size-asian="8pt"/>
    </style:style>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pm1">
      <style:footer>
        <text:p text:style-name="P1"/>
        <text:p text:style-name="Footer"><text:span text:style-name="T1">Zope Foundation Bylaws<text:tab/><text:tab/>Page </text:span><text:span text:style-name="T2"><text:page-number text:select-page="current">23</text:page-number></text:span><text:span text:style-name="T2"> of </text:span><text:span text:style-name="T2"><text:page-count style:num-format="1">23</text:page-count></text:span></text:p>
        <text:p text:style-name="Footer"><text:span text:style-name="T2">Version 20060330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Unix OpenOffice.org_project/680m6$Build-9095</meta:generator>
    <dc:title>ZOPE FOUNDATION BY LAWS</dc:title>
    <meta:initial-creator>Hadar Pedhazur</meta:initial-creator>
    <meta:creation-date>2005-09-14T09:04:00</meta:creation-date>
    <dc:creator>Rob Page</dc:creator>
    <dc:date>2006-03-30T11:17:00</dc:date>
    <dc:language>en-US</dc:language>
    <meta:editing-cycles>39</meta:editing-cycles>
    <meta:editing-duration>PT6H1M0S</meta:editing-duration>
    <meta:user-defined meta:name="Info 1"/>
    <meta:user-defined meta:name="Info 2"/>
    <meta:user-defined meta:name="Info 3"/>
    <meta:user-defined meta:name="Info 4"/>
    <meta:document-statistic meta:table-count="0" meta:image-count="0" meta:object-count="0" meta:page-count="23" meta:paragraph-count="131" meta:word-count="10875" meta:character-count="67436"/>
  </office:meta>
</office:document-meta>
</file>